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f63" officeooo:paragraph-rsid="001e8f63"/>
    </style:style>
    <style:style style:name="P2" style:family="paragraph" style:parent-style-name="Standard">
      <style:text-properties officeooo:rsid="0027b7df" officeooo:paragraph-rsid="0027b7df"/>
    </style:style>
    <style:style style:name="P3" style:family="paragraph" style:parent-style-name="Standard">
      <style:text-properties officeooo:rsid="00296c57" officeooo:paragraph-rsid="00296c57"/>
    </style:style>
    <style:style style:name="P4" style:family="paragraph" style:parent-style-name="Standard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officeooo:rsid="001fd8ca" officeooo:paragraph-rsid="001e8f63"/>
    </style:style>
    <style:style style:name="P5" style:family="paragraph" style:parent-style-name="Standard">
      <style:text-properties officeooo:rsid="00250598" officeooo:paragraph-rsid="0031becc"/>
    </style:style>
    <style:style style:name="P6" style:family="paragraph" style:parent-style-name="Standard">
      <style:text-properties officeooo:rsid="00346a64" officeooo:paragraph-rsid="0039d447"/>
    </style:style>
    <style:style style:name="P7" style:family="paragraph" style:parent-style-name="Standard">
      <style:text-properties officeooo:rsid="003972cf" officeooo:paragraph-rsid="0039d447"/>
    </style:style>
    <style:style style:name="P8" style:family="paragraph" style:parent-style-name="Standard">
      <style:text-properties fo:color="#c9211e" loext:opacity="100%" style:font-name="Liberation Sans" fo:font-size="12pt" officeooo:paragraph-rsid="0041406d" style:font-size-asian="12pt" style:font-size-complex="12pt"/>
    </style:style>
    <style:style style:name="P9" style:family="paragraph" style:parent-style-name="Standard">
      <style:text-properties officeooo:paragraph-rsid="0041406d"/>
    </style:style>
    <style:style style:name="P10" style:family="paragraph" style:parent-style-name="Standard">
      <style:paragraph-properties fo:break-before="page"/>
      <style:text-properties officeooo:rsid="001e8f63" officeooo:paragraph-rsid="001e8f63"/>
    </style:style>
    <style:style style:name="P11" style:family="paragraph" style:parent-style-name="Standard" style:list-style-name="L1">
      <style:text-properties officeooo:rsid="002310ca" officeooo:paragraph-rsid="0022164c"/>
    </style:style>
    <style:style style:name="P12" style:family="paragraph" style:parent-style-name="Standard" style:list-style-name="L2">
      <style:text-properties officeooo:rsid="002310ca" officeooo:paragraph-rsid="002310ca"/>
    </style:style>
    <style:style style:name="P13" style:family="paragraph" style:parent-style-name="Standard" style:list-style-name="L8">
      <style:text-properties officeooo:rsid="002310ca" officeooo:paragraph-rsid="0042edf5"/>
    </style:style>
    <style:style style:name="P14" style:family="paragraph" style:parent-style-name="Standard" style:list-style-name="L1">
      <style:text-properties officeooo:rsid="00373e1c" officeooo:paragraph-rsid="00373e1c"/>
    </style:style>
    <style:style style:name="P15" style:family="paragraph" style:parent-style-name="Standard" style:list-style-name="L2">
      <style:text-properties officeooo:rsid="00346a64" officeooo:paragraph-rsid="0039d447"/>
    </style:style>
    <style:style style:name="P16" style:family="paragraph" style:parent-style-name="Standard" style:list-style-name="L2">
      <style:text-properties fo:color="#c9211e" loext:opacity="100%" style:font-name="Liberation Sans" fo:font-size="12pt" officeooo:rsid="00346a64" officeooo:paragraph-rsid="0039d447" style:font-size-asian="12pt" style:font-size-complex="12pt"/>
    </style:style>
    <style:style style:name="P17" style:family="paragraph" style:parent-style-name="Standard" style:list-style-name="L2">
      <style:text-properties fo:color="#c9211e" loext:opacity="100%" style:font-name="Liberation Sans" fo:font-size="12pt" officeooo:rsid="003929d1" officeooo:paragraph-rsid="0039d447" style:font-size-asian="12pt" style:font-size-complex="12pt"/>
    </style:style>
    <style:style style:name="P18" style:family="paragraph" style:parent-style-name="Standard" style:list-style-name="L2">
      <style:text-properties fo:color="#c9211e" loext:opacity="100%" style:font-name="Liberation Sans" officeooo:rsid="0041406d" officeooo:paragraph-rsid="0041406d"/>
    </style:style>
    <style:style style:name="P19" style:family="paragraph" style:parent-style-name="Standard" style:list-style-name="L2">
      <style:text-properties fo:color="#c9211e" loext:opacity="100%" style:font-name="Liberation Sans" fo:font-size="10.5pt" officeooo:rsid="00346a64" officeooo:paragraph-rsid="0039d447" style:font-size-asian="10.5pt" style:font-size-complex="10.5pt"/>
    </style:style>
    <style:style style:name="P20" style:family="paragraph" style:parent-style-name="Standard" style:list-style-name="L2">
      <style:text-properties fo:color="#c9211e" loext:opacity="100%" style:font-name="Liberation Sans" officeooo:rsid="003fedf6" officeooo:paragraph-rsid="003fedf6"/>
    </style:style>
    <style:style style:name="P21" style:family="paragraph" style:parent-style-name="Standard" style:list-style-name="L2">
      <style:text-properties fo:color="#c9211e" loext:opacity="100%" officeooo:rsid="0039d447" officeooo:paragraph-rsid="0039d447"/>
    </style:style>
    <style:style style:name="P22" style:family="paragraph" style:parent-style-name="Standard" style:list-style-name="L2">
      <style:text-properties fo:color="#c9211e" loext:opacity="100%" officeooo:rsid="003b82fc" officeooo:paragraph-rsid="003b82fc"/>
    </style:style>
    <style:style style:name="P23" style:family="paragraph" style:parent-style-name="Standard" style:list-style-name="L2">
      <style:text-properties officeooo:rsid="0035f141" officeooo:paragraph-rsid="0039d447"/>
    </style:style>
    <style:style style:name="P24" style:family="paragraph" style:parent-style-name="Standard" style:list-style-name="L2">
      <style:text-properties officeooo:rsid="003929d1" officeooo:paragraph-rsid="0039d447"/>
    </style:style>
    <style:style style:name="P25" style:family="paragraph" style:parent-style-name="Standard" style:list-style-name="L3">
      <style:text-properties officeooo:rsid="003929d1" officeooo:paragraph-rsid="003929d1"/>
    </style:style>
    <style:style style:name="P26" style:family="paragraph" style:parent-style-name="Standard" style:list-style-name="L5">
      <style:text-properties officeooo:rsid="003929d1" officeooo:paragraph-rsid="0042edf5"/>
    </style:style>
    <style:style style:name="P27" style:family="paragraph" style:parent-style-name="Standard" style:list-style-name="L2">
      <style:text-properties officeooo:rsid="003972cf" officeooo:paragraph-rsid="0039d447"/>
    </style:style>
    <style:style style:name="P28" style:family="paragraph" style:parent-style-name="Standard" style:list-style-name="L2">
      <style:text-properties officeooo:rsid="0039d447" officeooo:paragraph-rsid="0039d447"/>
    </style:style>
    <style:style style:name="P29" style:family="paragraph" style:parent-style-name="Standard" style:list-style-name="L8">
      <style:text-properties officeooo:rsid="0039d447" officeooo:paragraph-rsid="0042edf5"/>
    </style:style>
    <style:style style:name="P30" style:family="paragraph" style:parent-style-name="Standard" style:list-style-name="L2">
      <style:text-properties officeooo:rsid="003b82fc" officeooo:paragraph-rsid="003b82fc"/>
    </style:style>
    <style:style style:name="P31" style:family="paragraph" style:parent-style-name="Standard" style:list-style-name="L2">
      <style:text-properties officeooo:rsid="003d2fae" officeooo:paragraph-rsid="003d2fae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3d2fae" officeooo:paragraph-rsid="003d2fae"/>
    </style:style>
    <style:style style:name="P33" style:family="paragraph" style:parent-style-name="Standard" style:list-style-name="L8">
      <style:paragraph-properties fo:text-align="start" style:justify-single-word="false"/>
      <style:text-properties officeooo:rsid="003d2fae" officeooo:paragraph-rsid="0042edf5"/>
    </style:style>
    <style:style style:name="P34" style:family="paragraph" style:parent-style-name="Standard" style:list-style-name="L3">
      <style:text-properties officeooo:rsid="003295a8" officeooo:paragraph-rsid="003295a8"/>
    </style:style>
    <style:style style:name="P35" style:family="paragraph" style:parent-style-name="Standard" style:list-style-name="L5">
      <style:text-properties officeooo:rsid="003295a8" officeooo:paragraph-rsid="0042edf5"/>
    </style:style>
    <style:style style:name="P36" style:family="paragraph" style:parent-style-name="Standard" style:list-style-name="L3">
      <style:text-properties officeooo:rsid="003f18bb" officeooo:paragraph-rsid="003f18bb"/>
    </style:style>
    <style:style style:name="P37" style:family="paragraph" style:parent-style-name="Standard" style:list-style-name="L5">
      <style:text-properties officeooo:rsid="003f18bb" officeooo:paragraph-rsid="0042edf5"/>
    </style:style>
    <style:style style:name="P38" style:family="paragraph" style:parent-style-name="Standard" style:list-style-name="L3">
      <style:text-properties officeooo:rsid="001e8f63" officeooo:paragraph-rsid="001e8f63"/>
    </style:style>
    <style:style style:name="P39" style:family="paragraph" style:parent-style-name="Standard" style:list-style-name="L2">
      <style:text-properties officeooo:rsid="001e8f63" officeooo:paragraph-rsid="001e8f63"/>
    </style:style>
    <style:style style:name="P40" style:family="paragraph" style:parent-style-name="Standard" style:list-style-name="L5">
      <style:text-properties officeooo:rsid="001e8f63" officeooo:paragraph-rsid="0042edf5"/>
    </style:style>
    <style:style style:name="P41" style:family="paragraph" style:parent-style-name="Standard" style:list-style-name="L8">
      <style:text-properties officeooo:rsid="001e8f63" officeooo:paragraph-rsid="0042edf5"/>
    </style:style>
    <style:style style:name="P42" style:family="paragraph" style:parent-style-name="Standard">
      <style:text-properties officeooo:rsid="001e8f63" officeooo:paragraph-rsid="0042edf5"/>
    </style:style>
    <style:style style:name="P43" style:family="paragraph" style:parent-style-name="Standard" style:list-style-name="L2">
      <style:text-properties officeooo:rsid="0027b7df" officeooo:paragraph-rsid="0027b7df"/>
    </style:style>
    <style:style style:name="P44" style:family="paragraph" style:parent-style-name="Standard" style:list-style-name="L8">
      <style:text-properties officeooo:rsid="0027b7df" officeooo:paragraph-rsid="0042edf5"/>
    </style:style>
    <style:style style:name="P45" style:family="paragraph" style:parent-style-name="Standard">
      <style:text-properties officeooo:rsid="0027b7df" officeooo:paragraph-rsid="0042edf5"/>
    </style:style>
    <style:style style:name="P46" style:family="paragraph" style:parent-style-name="Standard" style:list-style-name="L4">
      <style:text-properties officeooo:rsid="00296c57" officeooo:paragraph-rsid="00296c57"/>
    </style:style>
    <style:style style:name="P47" style:family="paragraph" style:parent-style-name="Standard" style:list-style-name="L9">
      <style:text-properties officeooo:rsid="00296c57" officeooo:paragraph-rsid="0042edf5"/>
    </style:style>
    <style:style style:name="P48" style:family="paragraph" style:parent-style-name="Standard">
      <style:text-properties officeooo:rsid="00296c57" officeooo:paragraph-rsid="0042edf5"/>
    </style:style>
    <style:style style:name="P49" style:family="paragraph" style:parent-style-name="Standard" style:list-style-name="L5">
      <style:text-properties fo:color="#ff3333" loext:opacity="100%" officeooo:rsid="00414919" officeooo:paragraph-rsid="0042edf5"/>
    </style:style>
    <style:style style:name="P50" style:family="paragraph" style:parent-style-name="Standard" style:list-style-name="L5">
      <style:text-properties fo:color="#ff3333" loext:opacity="100%" officeooo:rsid="003929d1" officeooo:paragraph-rsid="0042edf5"/>
    </style:style>
    <style:style style:name="P51" style:family="paragraph" style:parent-style-name="Standard" style:list-style-name="L5">
      <style:text-properties fo:color="#ff3333" loext:opacity="100%" officeooo:rsid="0043778f" officeooo:paragraph-rsid="0042edf5"/>
    </style:style>
    <style:style style:name="P52" style:family="paragraph" style:parent-style-name="Standard" style:list-style-name="L5">
      <style:text-properties fo:color="#ff3333" loext:opacity="100%" officeooo:rsid="0043c6c1" officeooo:paragraph-rsid="0042edf5"/>
    </style:style>
    <style:style style:name="P53" style:family="paragraph" style:parent-style-name="Standard" style:list-style-name="L5">
      <style:text-properties fo:color="#ff3333" loext:opacity="100%" officeooo:rsid="00453c91" officeooo:paragraph-rsid="0042edf5"/>
    </style:style>
    <style:style style:name="P54" style:family="paragraph" style:parent-style-name="Standard" style:list-style-name="L8">
      <style:paragraph-properties fo:text-align="start" style:justify-single-word="false"/>
      <style:text-properties fo:color="#ff3333" loext:opacity="100%" officeooo:rsid="0047c073" officeooo:paragraph-rsid="0042edf5"/>
    </style:style>
    <style:style style:name="P55" style:family="paragraph" style:parent-style-name="Standard" style:list-style-name="L8">
      <style:text-properties officeooo:rsid="00472da8" officeooo:paragraph-rsid="0042edf5"/>
    </style:style>
    <style:style style:name="P56" style:family="paragraph" style:parent-style-name="Standard">
      <style:paragraph-properties fo:break-before="page"/>
      <style:text-properties officeooo:rsid="001e8f63" officeooo:paragraph-rsid="0042edf5"/>
    </style:style>
    <style:style style:name="T1" style:family="text">
      <style:text-properties officeooo:rsid="002310ca"/>
    </style:style>
    <style:style style:name="T2" style:family="text">
      <style:text-properties officeooo:rsid="0023f68b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303dac" style:font-size-asian="16pt" style:font-weight-asian="bold" style:font-size-complex="16pt" style:font-weight-complex="bold"/>
    </style:style>
    <style:style style:name="T5" style:family="text">
      <style:text-properties officeooo:rsid="0031becc"/>
    </style:style>
    <style:style style:name="T6" style:family="text">
      <style:text-properties officeooo:rsid="003295a8"/>
    </style:style>
    <style:style style:name="T7" style:family="text">
      <style:text-properties officeooo:rsid="0038c2cf"/>
    </style:style>
    <style:style style:name="T8" style:family="text">
      <style:text-properties officeooo:rsid="0039d447"/>
    </style:style>
    <style:style style:name="T9" style:family="text">
      <style:text-properties officeooo:rsid="003d2fae"/>
    </style:style>
    <style:style style:name="T10" style:family="text">
      <style:text-properties officeooo:rsid="003fedf6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style:font-name="Liberation Sans" fo:font-size="12pt" style:font-size-asian="12pt" style:font-size-complex="12pt"/>
    </style:style>
    <style:style style:name="T13" style:family="text">
      <style:text-properties fo:color="#c9211e" loext:opacity="100%" style:font-name="Liberation Sans" fo:font-size="12pt" officeooo:rsid="003972cf" style:font-size-asian="12pt" style:font-size-complex="12pt"/>
    </style:style>
    <style:style style:name="T14" style:family="text">
      <style:text-properties fo:color="#c9211e" loext:opacity="100%" style:font-name="sans-serif" fo:font-size="12pt" style:font-size-asian="12pt" style:font-size-complex="12pt"/>
    </style:style>
    <style:style style:name="T15" style:family="text">
      <style:text-properties fo:color="#c9211e" loext:opacity="100%" fo:font-size="12pt" style:font-size-asian="12pt" style:font-size-complex="12pt"/>
    </style:style>
    <style:style style:name="T16" style:family="text">
      <style:text-properties officeooo:rsid="003972cf"/>
    </style:style>
    <style:style style:name="T17" style:family="text">
      <style:text-properties officeooo:rsid="0042bebe"/>
    </style:style>
    <style:style style:name="T18" style:family="text">
      <style:text-properties fo:color="#ff3333" loext:opacity="100%"/>
    </style:style>
    <style:style style:name="T19" style:family="text">
      <style:text-properties fo:color="#ff3333" loext:opacity="100%" officeooo:rsid="00414919"/>
    </style:style>
    <style:style style:name="T20" style:family="text">
      <style:text-properties fo:color="#ff3333" loext:opacity="100%" officeooo:rsid="0048fc8f"/>
    </style:style>
    <style:style style:name="T21" style:family="text">
      <style:text-properties fo:color="#ff3333" loext:opacity="100%" officeooo:rsid="004211dc"/>
    </style:style>
    <style:style style:name="T22" style:family="text">
      <style:text-properties fo:color="#ff3333" loext:opacity="100%" officeooo:rsid="0043778f"/>
    </style:style>
    <style:style style:name="T23" style:family="text">
      <style:text-properties fo:color="#ff3333" loext:opacity="100%" officeooo:rsid="0044b4df"/>
    </style:style>
    <style:style style:name="T24" style:family="text">
      <style:text-properties fo:color="#ff3333" loext:opacity="100%" officeooo:rsid="00453c91"/>
    </style:style>
    <style:style style:name="T25" style:family="text">
      <style:text-properties fo:color="#ff3333" loext:opacity="100%" officeooo:rsid="0046336e"/>
    </style:style>
    <style:style style:name="T26" style:family="text">
      <style:text-properties fo:color="#ff3333" loext:opacity="100%" officeooo:rsid="00472da8"/>
    </style:style>
    <style:style style:name="T27" style:family="text">
      <style:text-properties fo:color="#ff3333" loext:opacity="100%" officeooo:rsid="0047c073"/>
    </style:style>
    <style:style style:name="T28" style:family="text">
      <style:text-properties fo:font-weight="bold" officeooo:rsid="0043778f" style:font-weight-asian="bold" style:font-weight-complex="bold"/>
    </style:style>
    <style:style style:name="T29" style:family="text">
      <style:text-properties officeooo:rsid="004377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Installation et configuration du service D</text:span><text:span text:style-name="T4">NS</text:span> </text:p>
      <text:p text:style-name="P1"/>
      <text:p text:style-name="P5"/>
      <text:p text:style-name="P5">Le protocole <text:span text:style-name="T5">DNS</text:span> est décrit dans la RFC <text:span text:style-name="T5">1035</text:span> (<text:span text:style-name="T5">https://www.ietf.org/rfc/rfc1035.txt</text:span>)</text:p>
      <text:list xml:id="list1816390473" text:style-name="L1">
        <text:list-item>
          <text:p text:style-name="P11">Expliquez, en faisant un schéma montrant les échanges entre le client et le serveur, <text:span text:style-name="T9">comment se déroule une résolution de nom en faisant apparaître les 3 composants:</text:span></text:p>
          <text:list>
            <text:list-item>
              <text:p text:style-name="P14">résolveur</text:p>
            </text:list-item>
            <text:list-item>
              <text:p text:style-name="P14">serveur DNS</text:p>
            </text:list-item>
            <text:list-item>
              <text:p text:style-name="P14">espace de dénomination du domaine</text:p>
            </text:list-item>
          </text:list>
        </text:list-item>
      </text:list>
      <text:p text:style-name="P6"/>
      <text:p text:style-name="P6">Les noms DNS sont appelés des URL (Uniform Resource Locator).</text:p>
      <text:list xml:id="list2403113867" text:style-name="L2">
        <text:list-item>
          <text:p text:style-name="P15">Quelles sont les 3 parties minimums d'une adresse URL?</text:p>
          <text:p text:style-name="P16">- Le Top-Level-Domain ou TLD (ex : fr)<text:bookmark text:name="page11R_mcid8"/><text:line-break/>- Le Second-Level-Domain (ex : src3)<text:bookmark text:name="page11R_mcid9"/><text:line-break/>◦-Le nom de l'hôte ou du service (www)</text:p>
          <text:p text:style-name="P15"/>
        </text:list-item>
        <text:list-item>
          <text:p text:style-name="P15">Qu'est-ce qu'un Sua-Level-Domain?</text:p>
          <text:p text:style-name="P18">Dans la hiérarchie du système de noms de domaine, un sous-domaine est un domaine qui fait partie d’un autre domaine</text:p>
        </text:list-item>
        <text:list-item>
          <text:p text:style-name="P15">Quelle est la taille maximum d'un nom de domaine?</text:p>
          <text:p text:style-name="P16"><text:bookmark text:name="page11R_mcid11"/>Un nom de domaine ou d'hôte ne peut excédé 63 caractères</text:p>
          <text:p text:style-name="P15"/>
        </text:list-item>
        <text:list-item>
          <text:p text:style-name="P15">Combien de niveaux maximums peut avoir un domaine?</text:p>
          <text:p text:style-name="P19"><text:bookmark text:name="page11R_mcid12"/>Il ne peut y avoir plus de 127 niveaux de domaines</text:p>
        </text:list-item>
      </text:list>
      <text:p text:style-name="P6"/>
      <text:list xml:id="list95703539050751" text:continue-numbering="true" text:style-name="L2">
        <text:list-item>
          <text:p text:style-name="P15">Qu'est-ce qu'un FQDN?</text:p>
          <text:p text:style-name="P16"><text:bookmark text:name="page12R_mcid6"/><text:span text:style-name="T10">L</text:span>e nom absolu ou FQDN (Fully Qualified Domain Name) correspond à l'ensemble du nom de la machine terminé par un point final symbolisant la racine de cet arbre</text:p>
          <text:p text:style-name="P15"/>
        </text:list-item>
        <text:list-item>
          <text:p text:style-name="P23">Quel est le rôle de l'AFNIC?</text:p>
          <text:p text:style-name="P20">Gestionnaire historique des nom de domaine en .fr</text:p>
          <text:p text:style-name="P20"/>
        </text:list-item>
        <text:list-item>
          <text:p text:style-name="P23">Comment peut-on vérifier l'existence d'un domaine?</text:p>
        </text:list-item>
        <text:list-item>
          <text:p text:style-name="P23"><text:bookmark text:name="page14R_mcid9"/><text:span text:style-name="T14">Des outils comme whois</text:span><text:span text:style-name="T15"> </text:span><text:span text:style-name="T14">permettent de vérifier l'existence d'un </text:span><text:span text:style-name="T15"><text:line-break/></text:span><text:span text:style-name="T14">domaine, ainsi que les coordonnées de son propriétaire légitime</text:span></text:p>
          <text:p text:style-name="P23"/>
        </text:list-item>
        <text:list-item>
          <text:p text:style-name="P24">Dans un serveur DNS, qu'est-ce qu'une zone d'autorité?</text:p>
          <text:p text:style-name="P17">- Chaque serveur DNS est responsable d'une zone d'autorité<text:bookmark text:name="page21R_mcid7"/><text:line-break/>- Cette zone correspond à son espace de dénomination (ex : Un serveur <text:line-break/>à autorité sur la zone src3.net)<text:bookmark text:name="page21R_mcid8"/><text:line-break/>- Cette zone contient les noms et les adresses IP de toutes les machines <text:line-break/>et services du domaine géré</text:p>
          <text:p text:style-name="P24"/>
        </text:list-item>
        <text:list-item>
          <text:p text:style-name="P27">Quels sont les 4 types de <text:span text:style-name="T8">serveurs DNS possibles?</text:span></text:p>
        </text:list-item>
      </text:list>
      <text:p text:style-name="P9"><text:span text:style-name="T16"><text:tab/></text:span><text:span text:style-name="T13">-</text:span><text:bookmark text:name="page22R_mcid6"/><text:span text:style-name="T13"> </text:span><text:span text:style-name="T12">Primaire</text:span></text:p>
      <text:p text:style-name="P8"><text:bookmark text:name="page22R_mcid7"/><text:tab/>- Secondaire</text:p>
      <text:p text:style-name="P8"><text:bookmark text:name="page22R_mcid8"/><text:tab/>- Maître</text:p>
      <text:p text:style-name="P9"><text:span text:style-name="T13"><text:tab/>- </text:span><text:bookmark text:name="page22R_mcid9"/><text:span text:style-name="T12">"Cache-Only"</text:span></text:p>
      <text:p text:style-name="P7"/>
      <text:list xml:id="list95703640420560" text:continue-numbering="true" text:style-name="L2">
        <text:list-header>
          <text:p text:style-name="P28"/>
          <text:p text:style-name="P28"/>
          <text:p text:style-name="P28"/>
        </text:list-header>
        <text:list-item>
          <text:p text:style-name="P28"><text:soft-page-break/>Qu'est-ce qu'un enregistrement</text:p>
          <text:list>
            <text:list-item>
              <text:p text:style-name="P28">A</text:p>
              <text:p text:style-name="P21">Renvoie une ou plusieurs adresse(s) IPv4 pour un nom d'hôte donné. </text:p>
            </text:list-item>
            <text:list-item>
              <text:p text:style-name="P28">NS</text:p>
              <text:p text:style-name="P21">Délègue la gestion d'une zone à un serveur de nom faisant autorité </text:p>
            </text:list-item>
            <text:list-item>
              <text:p text:style-name="P30">MX</text:p>
              <text:p text:style-name="P30"><text:span text:style-name="T11">Définit le nom du serveur de courrier du domaine </text:span></text:p>
            </text:list-item>
            <text:list-item>
              <text:p text:style-name="P28">CNAME</text:p>
              <text:p text:style-name="P21">Permet de réaliser un alias (un raccourci) d'un hôte vers un autre. </text:p>
            </text:list-item>
            <text:list-item>
              <text:p text:style-name="P30">SOA</text:p>
              <text:p text:style-name="P22">Définit le serveur maitre du domaine</text:p>
            </text:list-item>
            <text:list-item>
              <text:p text:style-name="P30">PTR</text:p>
              <text:p text:style-name="P22">Réalise l'inverse de l'enregistrement A ou AAAA : donne un nom de host (FQDN) pour une adresse IP. </text:p>
            </text:list-item>
            <text:list-item>
              <text:p text:style-name="P30">HINFO</text:p>
              <text:p text:style-name="P22">Permet de spécifier le type de CPU (processeur) et le système d'exploitation de l'hôte concerné. </text:p>
            </text:list-item>
            <text:list-item>
              <text:p text:style-name="P30">MINFO</text:p>
              <text:p text:style-name="P22">Indique l'adresse mail du responsable du domaine mail ainsi que l'adresse à contacter en cas d'erreur. </text:p>
            </text:list-item>
            <text:list-item>
              <text:p text:style-name="P31">IN</text:p>
              <text:p text:style-name="P31"/>
            </text:list-item>
          </text:list>
        </text:list-item>
      </text:list>
      <text:p text:style-name="P42"/>
      <text:p text:style-name="P42"/>
      <text:p text:style-name="P42">Côté Client L<text:span text:style-name="T1">inux Debian</text:span>:</text:p>
      <text:list xml:id="list2163659306" text:style-name="L5">
        <text:list-item>
          <text:p text:style-name="P35">Quelles sont les 2 méthodes possibles pour la résolution de nom? </text:p>
          <text:list>
            <text:list-item>
              <text:p text:style-name="P35"><text:span text:style-name="T19">fichier /</text:span><text:span text:style-name="T20">etc/</text:span><text:span text:style-name="T19">hosts, </text:span></text:p>
            </text:list-item>
            <text:list-item>
              <text:p text:style-name="P49">serveur DNS</text:p>
            </text:list-item>
          </text:list>
        </text:list-item>
        <text:list-item>
          <text:p text:style-name="P35">Que contient (doit contenir) le fichier /etc/hosts ? <text:span text:style-name="T21">adresse ip suivi d'un nom associé</text:span></text:p>
        </text:list-item>
        <text:list-item>
          <text:p text:style-name="P37">Dans quel fichier se trouve le nom de votre machine ? <text:span text:style-name="T18">/</text:span><text:span text:style-name="T21">etc/hostname</text:span></text:p>
        </text:list-item>
        <text:list-item>
          <text:p text:style-name="P37">Modifiez ce dernier ainsi que le fichier /etc/hosts afin de donner le bon nom à votre machine cliente.</text:p>
        </text:list-item>
        <text:list-item>
          <text:p text:style-name="P40"><text:span text:style-name="T6">De q</text:span>uel<text:span text:style-name="T6">s</text:span> <text:span text:style-name="T6">outils avez-vous besoin pour tester le bon fonctionnement du DNS</text:span>? <text:span text:style-name="T22">nslookup ou dig</text:span></text:p>
        </text:list-item>
        <text:list-item>
          <text:p text:style-name="P35">Dans quel(s) fichier(s) est(sont) précisé(s) le(s) <text:span text:style-name="T7">résolveur</text:span>(s)? </text:p>
          <text:list>
            <text:list-item>
              <text:p text:style-name="P35"><text:span text:style-name="T18">/</text:span><text:span text:style-name="T22">etc/resolv.conf</text:span></text:p>
            </text:list-item>
            <text:list-item>
              <text:p text:style-name="P35"><text:span text:style-name="T22">/etc/</text:span><text:span text:style-name="T23">host.conf</text:span></text:p>
            </text:list-item>
          </text:list>
        </text:list-item>
        <text:list-item>
          <text:p text:style-name="P26">Quels paramètres peut contenir le résolveur? </text:p>
          <text:list>
            <text:list-item>
              <text:p text:style-name="P50"><text:span text:style-name="T28">nameserver</text:span><text:span text:style-name="T29"> Adresse IP du serveur de noms</text:span></text:p>
            </text:list-item>
            <text:list-item>
              <text:p text:style-name="P50"><text:span text:style-name="T28">domain</text:span><text:span text:style-name="T29"> Nom du domaine local</text:span></text:p>
            </text:list-item>
            <text:list-item>
              <text:p text:style-name="P50"><text:span text:style-name="T28">search</text:span><text:span text:style-name="T29"> Liste de recherche pour les noms d'hôte.</text:span></text:p>
            </text:list-item>
            <text:list-item>
              <text:p text:style-name="P51">sortlist</text:p>
            </text:list-item>
            <text:list-item>
              <text:p text:style-name="P52">options</text:p>
            </text:list-item>
          </text:list>
        </text:list-item>
        <text:list-item>
          <text:p text:style-name="P35">Dans quel ordre se fait la résolution de nom? <text:span text:style-name="T24">local puis distant</text:span></text:p>
        </text:list-item>
        <text:list-item>
          <text:p text:style-name="P35">Comment peut-on modifier cet ordre? </text:p>
          <text:list>
            <text:list-item>
              <text:p text:style-name="P53">modifiant /etc/host</text:p>
            </text:list-item>
            <text:list-item>
              <text:p text:style-name="P53">order hosts,bind</text:p>
            </text:list-item>
          </text:list>
        </text:list-item>
      </text:list>
      <text:p text:style-name="P42"/>
      <text:p text:style-name="P42"/>
      <text:p text:style-name="P56">Côté Serveur L<text:span text:style-name="T1">inux Debian</text:span>:</text:p>
      <text:list xml:id="list1477605775" text:style-name="L8">
        <text:list-item>
          <text:p text:style-name="P13">Quel(s) port<text:span text:style-name="T6">(</text:span>s<text:span text:style-name="T6">)</text:span> <text:span text:style-name="T6">est(</text:span>sont<text:span text:style-name="T6">)</text:span> utilisé<text:span text:style-name="T6">(</text:span>s<text:span text:style-name="T6">)</text:span> par le serveur <text:span text:style-name="T6">DNS</text:span> ?</text:p>
        </text:list-item>
        <text:list-item>
          <text:p text:style-name="P13">Quel(s) protocole<text:span text:style-name="T6">(</text:span>s<text:span text:style-name="T6">)</text:span> <text:span text:style-name="T6">est(</text:span>sont<text:span text:style-name="T6">)</text:span> utilisé<text:span text:style-name="T6">(</text:span>s<text:span text:style-name="T6">)</text:span> par le serveur <text:span text:style-name="T6">DNS</text:span> ?</text:p>
        </text:list-item>
        <text:list-item>
          <text:p text:style-name="P41">Quels packages doivent être installés pour pouvoir fa<text:span text:style-name="T2">i</text:span>re <text:span text:style-name="T2">tourner </text:span>un serveur <text:span text:style-name="T6">DNS</text:span> ?<text:span text:style-name="T25">bind9</text:span></text:p>
        </text:list-item>
        <text:list-item>
          <text:p text:style-name="P44">Installez et configurez un serveur <text:span text:style-name="T8">DNS</text:span> conformément au synoptique du système.</text:p>
          <text:list>
            <text:list-item>
              <text:p text:style-name="P29">Quels fichiers devez-vous créer/modifier pour une résolution directe?</text:p>
              <text:list>
                <text:list-item>
                  <text:p text:style-name="P29"><text:span text:style-name="T26">/</text:span><text:span text:style-name="T27">etc/bind/</text:span><text:span text:style-name="T26">db.touchwash.edu</text:span></text:p>
                </text:list-item>
                <text:list-item>
                  <text:p text:style-name="P55"><text:span text:style-name="T18">/</text:span><text:span text:style-name="T27">etc/bind/</text:span><text:span text:style-name="T18">named.conf.local</text:span></text:p>
                </text:list-item>
              </text:list>
            </text:list-item>
            <text:list-item>
              <text:p text:style-name="P29">Quels fichiers devez-vous créer/modifier pour une résolution inverse?</text:p>
              <text:list>
                <text:list-item>
                  <text:p text:style-name="P29"><text:span text:style-name="T26">/</text:span><text:span text:style-name="T27">etc/bind/</text:span><text:span text:style-name="T26">db.touchwash.edu.inv</text:span></text:p>
                </text:list-item>
                <text:list-item>
                  <text:p text:style-name="P55"><text:span text:style-name="T18">/</text:span><text:span text:style-name="T27">etc/bind/</text:span><text:span text:style-name="T18">named.conf.local</text:span></text:p>
                </text:list-item>
              </text:list>
            </text:list-item>
          </text:list>
        </text:list-item>
        <text:list-item>
          <text:p text:style-name="P33">Vérifiez que vous faites bien la résolution de nom directe et inverse pour le domaine touchwash.edu</text:p>
        </text:list-item>
        <text:list-item>
          <text:p text:style-name="P33">Faites-vous la résolution pour le réseau internet?</text:p>
        </text:list-item>
        <text:list-item>
          <text:p text:style-name="P33">Que devez-vous faire pour que cela fonctionne? </text:p>
          <text:list>
            <text:list-item>
              <text:p text:style-name="P54">modifier les forwarders dans le fichier /etc/bind/named.conf.options</text:p>
            </text:list-item>
          </text:list>
        </text:list-item>
      </text:list>
      <text:p text:style-name="P45"/>
      <text:p text:style-name="P48">Wireshark</text:p>
      <text:list xml:id="list3747462199" text:style-name="L9">
        <text:list-item>
          <text:p text:style-name="P47">Installez l'utilitaire wireshark <text:span text:style-name="T8">(si ce n'est pas encore fait)</text:span>.</text:p>
        </text:list-item>
        <text:list-item>
          <text:p text:style-name="P47">À l'aide de ce dernier, vérifiez que votre serveur se comporte conformément à ce que vous avez décrit en introduction.</text:p>
        </text:list-item>
      </text:list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6-11-10T11:07:42.724986140</meta:creation-date>
    <dc:date>2021-10-04T09:57:02.232315001</dc:date>
    <meta:editing-duration>PT3H37M2S</meta:editing-duration>
    <meta:editing-cycles>31</meta:editing-cycles>
    <meta:generator>LibreOffice/7.0.6.2$Linux_X86_64 LibreOffice_project/00$Build-2</meta:generator>
    <meta:document-statistic meta:table-count="0" meta:image-count="0" meta:object-count="0" meta:page-count="3" meta:paragraph-count="95" meta:word-count="760" meta:character-count="4383" meta:non-whitespace-character-count="3772"/>
  </office:meta>
</office:document-meta>
</file>